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2c25" officeooo:paragraph-rsid="000a2c25"/>
    </style:style>
    <style:style style:name="P2" style:family="paragraph" style:parent-style-name="Standard">
      <style:text-properties officeooo:rsid="000d0749" officeooo:paragraph-rsid="000d0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TC</text:p>
      <text:p text:style-name="P1"/>
      <text:p text:style-name="P2">FTC was the first robotics competition that I participated in, I worked alongside Nathan Vaughn in programming the LabVIEW side of the robot.</text:p>
      <text:p text:style-name="P2"/>
      <text:p text:style-name="P1">B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2:39:08.083000000</meta:creation-date>
    <dc:date>2017-04-16T13:54:50.193000000</dc:date>
    <meta:editing-duration>PT55M21S</meta:editing-duration>
    <meta:editing-cycles>2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3" meta:word-count="25" meta:character-count="148" meta:non-whitespace-character-count="126"/>
  </office:meta>
</office:document-meta>
</file>